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4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762cm" svg:y="1.376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3cm" svg:x="8.605cm" svg:y="1.376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3cm" svg:x="15.2cm" svg:y="1.376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3.924cm" svg:y="1.3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2.986cm" svg:y="1.3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0.505cm" svg:y="1.3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9.567cm" svg:y="1.3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2.305cm" svg:y="1.3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1.367cm" svg:y="1.3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7.943cm" svg:y="1.3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7.005cm" svg:y="1.3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4.243cm" svg:y="1.3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6.124cm" svg:y="1.3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08T15:03:06.183896947</dc:date>
    <meta:editing-duration>PT15M22S</meta:editing-duration>
    <meta:editing-cycles>6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chart:data-source-has-labels="both" svg:x="1.011cm" svg:y="1.42cm" svg:width="19.677cm" svg:height="8.336cm">
          <chartooo:coordinate-region svg:x="1.976cm" svg:y="1.672cm" svg:width="18.712cm" svg:height="5.426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15.1915699958405">
                <text:p>15.1915699958405</text:p>
              </table:table-cell>
              <table:table-cell office:value-type="float" office:value="11.8925359634017">
                <text:p>11.8925359634017</text:p>
              </table:table-cell>
              <table:table-cell office:value-type="float" office:value="14.0675729937475">
                <text:p>14.0675729937475</text:p>
              </table:table-cell>
              <table:table-cell office:value-type="float" office:value="13.32552435458">
                <text:p>13.32552435458</text:p>
              </table:table-cell>
              <table:table-cell office:value-type="float" office:value="14.5813145821721">
                <text:p>14.5813145821721</text:p>
              </table:table-cell>
              <table:table-cell office:value-type="float" office:value="13.1596635352384">
                <text:p>13.1596635352384</text:p>
              </table:table-cell>
              <table:table-cell office:value-type="float" office:value="13.8780375974324">
                <text:p>13.8780375974324</text:p>
              </table:table-cell>
              <table:table-cell office:value-type="float" office:value="14.119412305504">
                <text:p>14.119412305504</text:p>
              </table:table-cell>
              <table:table-cell office:value-type="float" office:value="10.2981793198214">
                <text:p>10.2981793198214</text:p>
              </table:table-cell>
              <table:table-cell office:value-type="float" office:value="21.7008719378374">
                <text:p>21.7008719378374</text:p>
              </table:table-cell>
              <table:table-cell office:value-type="float" office:value="23.864421561064">
                <text:p>23.864421561064</text:p>
              </table:table-cell>
              <table:table-cell office:value-type="float" office:value="14.7799482231113">
                <text:p>14.7799482231113</text:p>
              </table:table-cell>
              <table:table-cell office:value-type="float" office:value="15.3757504007376">
                <text:p>15.3757504007376</text:p>
              </table:table-cell>
              <table:table-cell office:value-type="float" office:value="14.9997675175524">
                <text:p>14.9997675175524</text:p>
              </table:table-cell>
              <table:table-cell office:value-type="float" office:value="22.9651655155541">
                <text:p>22.9651655155541</text:p>
              </table:table-cell>
              <table:table-cell office:value-type="float" office:value="11.9890105450285">
                <text:p>11.9890105450285</text:p>
              </table:table-cell>
              <table:table-cell office:value-type="float" office:value="10.0028329376214">
                <text:p>10.0028329376214</text:p>
              </table:table-cell>
              <table:table-cell office:value-type="float" office:value="23.24519688035">
                <text:p>23.24519688035</text:p>
              </table:table-cell>
              <table:table-cell office:value-type="float" office:value="NaN">
                <text:p>NaN</text:p>
              </table:table-cell>
              <table:table-cell office:value-type="float" office:value="15.0023326476761">
                <text:p>15.0023326476761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22.2570134491843">
                <text:p>22.2570134491843</text:p>
              </table:table-cell>
              <table:table-cell office:value-type="float" office:value="20.6022021604133">
                <text:p>20.6022021604133</text:p>
              </table:table-cell>
              <table:table-cell office:value-type="float" office:value="21.4856880628693">
                <text:p>21.4856880628693</text:p>
              </table:table-cell>
              <table:table-cell office:value-type="float" office:value="21.3955535989434">
                <text:p>21.3955535989434</text:p>
              </table:table-cell>
              <table:table-cell office:value-type="float" office:value="21.0433906444282">
                <text:p>21.0433906444282</text:p>
              </table:table-cell>
              <table:table-cell office:value-type="float" office:value="21.0506662473959">
                <text:p>21.0506662473959</text:p>
              </table:table-cell>
              <table:table-cell office:value-type="float" office:value="20.6217331499312">
                <text:p>20.6217331499312</text:p>
              </table:table-cell>
              <table:table-cell office:value-type="float" office:value="20.1425870353345">
                <text:p>20.1425870353345</text:p>
              </table:table-cell>
              <table:table-cell office:value-type="float" office:value="19.66609412573">
                <text:p>19.66609412573</text:p>
              </table:table-cell>
              <table:table-cell office:value-type="float" office:value="22.9978053265318">
                <text:p>22.9978053265318</text:p>
              </table:table-cell>
              <table:table-cell office:value-type="float" office:value="24.8291013987187">
                <text:p>24.8291013987187</text:p>
              </table:table-cell>
              <table:table-cell office:value-type="float" office:value="20.7924355903811">
                <text:p>20.7924355903811</text:p>
              </table:table-cell>
              <table:table-cell office:value-type="float" office:value="22.0589005646995">
                <text:p>22.0589005646995</text:p>
              </table:table-cell>
              <table:table-cell office:value-type="float" office:value="22.4880271539499">
                <text:p>22.4880271539499</text:p>
              </table:table-cell>
              <table:table-cell office:value-type="float" office:value="24.854621073828">
                <text:p>24.854621073828</text:p>
              </table:table-cell>
              <table:table-cell office:value-type="float" office:value="18.2610803603895">
                <text:p>18.2610803603895</text:p>
              </table:table-cell>
              <table:table-cell office:value-type="float" office:value="21.5546082451975">
                <text:p>21.5546082451975</text:p>
              </table:table-cell>
              <table:table-cell office:value-type="float" office:value="24.4964386109526">
                <text:p>24.4964386109526</text:p>
              </table:table-cell>
              <table:table-cell office:value-type="float" office:value="NaN">
                <text:p>NaN</text:p>
              </table:table-cell>
              <table:table-cell office:value-type="float" office:value="21.632879864872">
                <text:p>21.632879864872</text:p>
              </table:table-cell>
            </table:table-row>
            <table:table-row>
              <table:table-cell office:value-type="string">
                <text:p>SWITCH</text:p>
              </table:table-cell>
              <table:table-cell office:value-type="float" office:value="20.0050838840874">
                <text:p>20.0050838840874</text:p>
              </table:table-cell>
              <table:table-cell office:value-type="float" office:value="20.5952443076067">
                <text:p>20.5952443076067</text:p>
              </table:table-cell>
              <table:table-cell office:value-type="float" office:value="21.1919921987036">
                <text:p>21.1919921987036</text:p>
              </table:table-cell>
              <table:table-cell office:value-type="float" office:value="21.3782585453288">
                <text:p>21.3782585453288</text:p>
              </table:table-cell>
              <table:table-cell office:value-type="float" office:value="20.4186854178279">
                <text:p>20.4186854178279</text:p>
              </table:table-cell>
              <table:table-cell office:value-type="float" office:value="18.9770449274793">
                <text:p>18.9770449274793</text:p>
              </table:table-cell>
              <table:table-cell office:value-type="float" office:value="17.6643741403026">
                <text:p>17.6643741403026</text:p>
              </table:table-cell>
              <table:table-cell office:value-type="float" office:value="18.7878367361099">
                <text:p>18.7878367361099</text:p>
              </table:table-cell>
              <table:table-cell office:value-type="float" office:value="19.6502919958777">
                <text:p>19.6502919958777</text:p>
              </table:table-cell>
              <table:table-cell office:value-type="float" office:value="23.0010676789845">
                <text:p>23.0010676789845</text:p>
              </table:table-cell>
              <table:table-cell office:value-type="float" office:value="24.828430550431">
                <text:p>24.828430550431</text:p>
              </table:table-cell>
              <table:table-cell office:value-type="float" office:value="20.407569947254">
                <text:p>20.407569947254</text:p>
              </table:table-cell>
              <table:table-cell office:value-type="float" office:value="22.0201364079246">
                <text:p>22.0201364079246</text:p>
              </table:table-cell>
              <table:table-cell office:value-type="float" office:value="22.5089505742316">
                <text:p>22.5089505742316</text:p>
              </table:table-cell>
              <table:table-cell office:value-type="float" office:value="24.8470933624405">
                <text:p>24.8470933624405</text:p>
              </table:table-cell>
              <table:table-cell office:value-type="float" office:value="18.2065371096117">
                <text:p>18.2065371096117</text:p>
              </table:table-cell>
              <table:table-cell office:value-type="float" office:value="21.4992985106842">
                <text:p>21.4992985106842</text:p>
              </table:table-cell>
              <table:table-cell office:value-type="float" office:value="24.0948576501173">
                <text:p>24.0948576501173</text:p>
              </table:table-cell>
              <table:table-cell office:value-type="float" office:value="NaN">
                <text:p>NaN</text:p>
              </table:table-cell>
              <table:table-cell office:value-type="float" office:value="21.0140272694118">
                <text:p>21.0140272694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